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5" style:parent-style-name="DefaultParagraphFont" style:family="text"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Bejan Andrei</text:p>
      <text:p text:style-name="Standard">Reviewer Group: 211/2</text:p>
      <text:p text:style-name="Standard">Initial C application was created by (Name/Group): Bidian Alessia (211/2)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None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100% test coverage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None</text:p>
          </table:table-cell>
        </table:table-row>
        <table:table-row table:style-name="TableRow32">
          <table:table-cell table:style-name="TableCell33">
            <text:p text:style-name="P34"><text:span text:style-name="T35">Is there a clear<text:s/></text:span><text:span text:style-name="T36">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Yes. The project contains .c and .h files for every module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Yes. It has UI, Service and Domain layers.</text:p>
          </table:table-cell>
        </table:table-row>
        <table:table-row table:style-name="TableRow53">
          <table:table-cell table:style-name="TableCell54">
            <text:p text:style-name="P55"><text:span text:style-name="T56">Does<text:s/></text:span><text:span text:style-name="T57">the application handle memory correctly (all memory is deallocated, no dangling pointers etc.).</text:span></text:p>
            <text:p text:style-name="P58"/>
            <text:p text:style-name="P59"><text:span text:style-name="T60">Please detail…</text:span></text:p>
            <text:p text:style-name="P61"/>
          </table:table-cell>
          <table:table-cell table:style-name="TableCell62">
            <text:p text:style-name="P63">Yes. It is tested with crtdbg.h library.</text:p>
          </table:table-cell>
        </table:table-row>
        <table:table-row table:style-name="TableRow64">
          <table:table-cell table:style-name="TableCell65">
            <text:p text:style-name="P66"><text:span text:style-name="T67">List those functions that are unclear to you (you don’t understand their role or how they work – usua</text:span><text:span text:style-name="T68">lly a sign of bad design).</text:span></text:p>
            <text:p text:style-name="P69"/>
          </table:table-cell>
          <table:table-cell table:style-name="TableCell70">
            <text:p text:style-name="P71">Its easy to understand every function as a result of good specifications.</text:p>
          </table:table-cell>
        </table:table-row>
        <table:table-row table:style-name="TableRow72">
          <table:table-cell table:style-name="TableCell73">
            <text:p text:style-name="P74"><text:span text:style-name="T75">List the problems present in the reviewed application and indicate the number of man-hours you require for fixing them.</text:span></text:p>
            <text:p text:style-name="P76"/>
            <text:p text:style-name="P77"/>
          </table:table-cell>
          <table:table-cell table:style-name="TableCell78">
            <text:p text:style-name="P79">There is no<text:s/>separation between Repository, DynamicArray and Domain modules.<text:s/></text:p>
            <text:p text:style-name="P80">There is a new file in Service (“mysort”) whose only purpose is sorting the array, I recommend adding it to Service/operatii.</text:p>
            <text:p text:style-name="P81">Validate tests are printing to the screen.</text:p>
            <text:p text:style-name="P82">It updates the Offers<text:s/>within<text:s/>the<text:s/>array<text:s/>with index<text:s/>as primary key.</text:p>
            <text:p text:style-name="P83">Used bool in C.</text:p>
            <text:p text:style-name="P84">Took 3 hours to fix, 3 more hours to implement new functionaliti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ANDREI-PAUL BEJAN</dc:creator>
    <meta:creation-date>2022-03-21T07:31:00Z</meta:creation-date>
    <dc:date>2022-03-22T15:02:00Z</dc:date>
    <meta:template xlink:href="Normal" xlink:type="simple"/>
    <meta:editing-cycles>8</meta:editing-cycles>
    <meta:editing-duration>PT16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9" meta:character-count="1603" meta:row-count="11" meta:non-whitespace-character-count="1367"/>
  </office:meta>
</office:document-meta>
</file>